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문제 정의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-코드를 작성하여 Raspberry Car가 일정 속도로 </text:p>
            <text:p>주행하다가 장애물을 인식하고 후진해야 한다.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1:37:04.024335044</meta:creation-date>
    <dc:date>2018-10-14T21:50:33.407801622</dc:date>
    <meta:editing-duration>PT3M9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